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3000002895CAF9446.png" manifest:media-type="image/png"/>
  <manifest:file-entry manifest:full-path="Pictures/10000000000002960000028ADF6B7D5F.png" manifest:media-type="image/png"/>
  <manifest:file-entry manifest:full-path="Pictures/10000000000002970000028FA9E7F71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2aa9" officeooo:paragraph-rsid="001e2aa9"/>
    </style:style>
    <style:style style:name="P2" style:family="paragraph" style:parent-style-name="Table_20_Contents">
      <style:text-properties officeooo:paragraph-rsid="001e2aa9"/>
    </style:style>
    <style:style style:name="P3" style:family="paragraph" style:parent-style-name="Table_20_Contents">
      <style:text-properties officeooo:rsid="001e2aa9" officeooo:paragraph-rsid="001e2aa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fmfmfm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Image1" text:anchor-type="paragraph" svg:width="3.2701in" svg:height="3.2307in" draw:z-index="0"><draw:image xlink:href="Pictures/10000000000002970000028FA9E7F71D.png" xlink:type="simple" xlink:show="embed" xlink:actuate="onLoad"/></draw:frame>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Table_20_Contents"><draw:frame draw:style-name="fr1" draw:name="Image2" text:anchor-type="paragraph" svg:width="3.2701in" svg:height="3.2102in" draw:z-index="1"><draw:image xlink:href="Pictures/10000000000002960000028ADF6B7D5F.png" xlink:type="simple" xlink:show="embed" xlink:actuate="onLoad"/></draw:frame></text:p>
          </table:table-cell>
          <table:table-cell table:style-name="Table1.B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1" draw:name="Image3" text:anchor-type="paragraph" svg:width="3.2701in" svg:height="3.2201in" draw:z-index="2"><draw:image xlink:href="Pictures/1000000000000293000002895CAF9446.png" xlink:type="simple" xlink:show="embed" xlink:actuate="onLoad"/></draw:frame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B2" table:number-columns-spanned="2" office:value-type="string">
            <text:p text:style-name="P3">ProbVISITER= \rho=0.001</text:p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14:25:05.631322564</meta:creation-date>
    <dc:date>2015-08-31T14:29:54.554478358</dc:date>
    <meta:editing-duration>P0D</meta:editing-duration>
    <meta:editing-cycles>1</meta:editing-cycles>
    <meta:document-statistic meta:table-count="1" meta:image-count="3" meta:object-count="0" meta:page-count="2" meta:paragraph-count="2" meta:word-count="3" meta:character-count="30" meta:non-whitespace-character-count="29"/>
    <meta:generator>LibreOffice/4.2.8.2$Linux_X86_64 LibreOffice_project/420m0$Build-2</meta:generator>
  </office:meta>
</office:document-meta>
</file>